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text>
      <text:h text:style-name="Heading_20_1" text:outline-level="1">ODT Open Document Markdown</text:h>
      <text:p text:style-name="First_20_paragraph"><text:span text:style-name="T1">This is another markdown file</text:span></text:p>
      <text:h text:style-name="Heading_20_2" text:outline-level="2">I. Markdown and ODT are your friends</text:h>
      <text:p text:style-name="First_20_paragraph">Edit as text, convert where you will.</text:p>
      <text:h text:style-name="Heading_20_2" text:outline-level="2">II. Mime types come in other shapes and sizes</text:h>
      <text:p text:style-name="First_20_paragraph">Web, audio, text, video, code... the list is endless!</text:p>
      <text:p text:style-name="Horizontal_20_Line"/>
      <text:p text:style-name="First_20_paragraph"><text:span text:style-name="T2">Wherever you go, markdown and ODT file formats are here for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